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24a0d" officeooo:paragraph-rsid="01a24a0d"/>
    </style:style>
    <style:style style:name="P309" style:family="paragraph" style:parent-style-name="Standard">
      <style:text-properties officeooo:rsid="01a5231d" officeooo:paragraph-rsid="01a5231d"/>
    </style:style>
    <style:style style:name="P310" style:family="paragraph" style:parent-style-name="Standard">
      <style:text-properties officeooo:rsid="01a5231d" officeooo:paragraph-rsid="01aecd6a"/>
    </style:style>
    <style:style style:name="P311" style:family="paragraph" style:parent-style-name="Standard">
      <style:text-properties officeooo:rsid="01ab4c0a" officeooo:paragraph-rsid="01ab4c0a"/>
    </style:style>
    <style:style style:name="P312" style:family="paragraph" style:parent-style-name="Standard">
      <style:text-properties officeooo:rsid="01ab4c0a" officeooo:paragraph-rsid="01aeb375"/>
    </style:style>
    <style:style style:name="P313" style:family="paragraph" style:parent-style-name="Standard">
      <style:text-properties officeooo:rsid="01b0efc5" officeooo:paragraph-rsid="01b0efc5"/>
    </style:style>
    <style:style style:name="P314" style:family="paragraph" style:parent-style-name="Standard">
      <style:text-properties officeooo:rsid="01b0efc5" officeooo:paragraph-rsid="01b2f732"/>
    </style:style>
    <style:style style:name="P315" style:family="paragraph" style:parent-style-name="Standard">
      <style:text-properties officeooo:rsid="01b0efc5" officeooo:paragraph-rsid="01babad3"/>
    </style:style>
    <style:style style:name="P316" style:family="paragraph" style:parent-style-name="Standard">
      <style:text-properties officeooo:rsid="01b2f732" officeooo:paragraph-rsid="01b2f732"/>
    </style:style>
    <style:style style:name="P317" style:family="paragraph" style:parent-style-name="Standard">
      <style:text-properties officeooo:rsid="01aeb375" officeooo:paragraph-rsid="01aecd6a"/>
    </style:style>
    <style:style style:name="P318" style:family="paragraph" style:parent-style-name="Standard">
      <style:text-properties officeooo:rsid="01b67500" officeooo:paragraph-rsid="01b67500"/>
    </style:style>
    <style:style style:name="P319" style:family="paragraph" style:parent-style-name="Standard">
      <style:text-properties officeooo:rsid="01b67500" officeooo:paragraph-rsid="01b83a56"/>
    </style:style>
    <style:style style:name="P320" style:family="paragraph" style:parent-style-name="Standard">
      <style:text-properties officeooo:rsid="01b8d8e9" officeooo:paragraph-rsid="01b8d8e9"/>
    </style:style>
    <style:style style:name="P321" style:family="paragraph" style:parent-style-name="Standard">
      <style:text-properties officeooo:rsid="01ba460f" officeooo:paragraph-rsid="01ba460f"/>
    </style:style>
    <style:style style:name="P322" style:family="paragraph" style:parent-style-name="Standard">
      <style:text-properties officeooo:rsid="01bb22b4" officeooo:paragraph-rsid="01bb22b4"/>
    </style:style>
    <style:style style:name="P323" style:family="paragraph" style:parent-style-name="Standard">
      <style:text-properties officeooo:rsid="01bbdd8f" officeooo:paragraph-rsid="01bbdd8f"/>
    </style:style>
    <style:style style:name="P324" style:family="paragraph" style:parent-style-name="Standard">
      <style:text-properties officeooo:rsid="01be9048" officeooo:paragraph-rsid="01be9048"/>
    </style:style>
    <style:style style:name="P325" style:family="paragraph" style:parent-style-name="Standard">
      <style:text-properties officeooo:rsid="01b83a56" officeooo:paragraph-rsid="01b83a56"/>
    </style:style>
    <style:style style:name="P326" style:family="paragraph" style:parent-style-name="Standard">
      <style:text-properties officeooo:rsid="01b83a56" officeooo:paragraph-rsid="01b8d8e9"/>
    </style:style>
    <style:style style:name="P327" style:family="paragraph" style:parent-style-name="Standard">
      <style:text-properties officeooo:rsid="01babad3" officeooo:paragraph-rsid="01babad3"/>
    </style:style>
    <style:style style:name="P328" style:family="paragraph" style:parent-style-name="Standard">
      <style:text-properties officeooo:rsid="01c2a816" officeooo:paragraph-rsid="01c2a816"/>
    </style:style>
    <style:style style:name="P329" style:family="paragraph" style:parent-style-name="Standard">
      <style:text-properties officeooo:rsid="01c627a4" officeooo:paragraph-rsid="01c627a4"/>
    </style:style>
    <style:style style:name="P330" style:family="paragraph" style:parent-style-name="Standard">
      <style:text-properties officeooo:rsid="01c627a4" officeooo:paragraph-rsid="01c8acd2"/>
    </style:style>
    <style:style style:name="P331" style:family="paragraph" style:parent-style-name="Standard">
      <style:text-properties officeooo:rsid="01c627a4" officeooo:paragraph-rsid="01ca0f06"/>
    </style:style>
    <style:style style:name="P332" style:family="paragraph" style:parent-style-name="Standard">
      <style:text-properties officeooo:rsid="01ce9aef" officeooo:paragraph-rsid="01ce9aef"/>
    </style:style>
    <style:style style:name="P333" style:family="paragraph" style:parent-style-name="Standard">
      <style:text-properties officeooo:rsid="01cff69b" officeooo:paragraph-rsid="01cff69b"/>
    </style:style>
    <style:style style:name="P334" style:family="paragraph" style:parent-style-name="Standard">
      <style:text-properties officeooo:rsid="01d29f7d" officeooo:paragraph-rsid="01d29f7d"/>
    </style:style>
    <style:style style:name="P335" style:family="paragraph" style:parent-style-name="Standard">
      <style:text-properties officeooo:rsid="01d52b98" officeooo:paragraph-rsid="01d52b98"/>
    </style:style>
    <style:style style:name="P336" style:family="paragraph" style:parent-style-name="Standard">
      <style:text-properties officeooo:rsid="01d52b98" officeooo:paragraph-rsid="01d62398"/>
    </style:style>
    <style:style style:name="P337" style:family="paragraph" style:parent-style-name="Standard">
      <style:text-properties officeooo:rsid="01d52b98" officeooo:paragraph-rsid="01d81864"/>
    </style:style>
    <style:style style:name="P338" style:family="paragraph" style:parent-style-name="Standard">
      <style:text-properties officeooo:rsid="01e3130d" officeooo:paragraph-rsid="01e3130d"/>
    </style:style>
    <style:style style:name="P339" style:family="paragraph" style:parent-style-name="Standard">
      <style:text-properties officeooo:rsid="01e78f90" officeooo:paragraph-rsid="01e78f90"/>
    </style:style>
    <style:style style:name="P340" style:family="paragraph" style:parent-style-name="Standard">
      <style:text-properties officeooo:rsid="01e3130d" officeooo:paragraph-rsid="01e3130d"/>
    </style:style>
    <style:style style:name="P341" style:family="paragraph" style:parent-style-name="Standard">
      <style:text-properties officeooo:rsid="01ec656c" officeooo:paragraph-rsid="01ec656c"/>
    </style:style>
    <style:style style:name="P342" style:family="paragraph" style:parent-style-name="Standard">
      <style:text-properties officeooo:rsid="01ed623c" officeooo:paragraph-rsid="01ed623c"/>
    </style:style>
    <style:style style:name="P343" style:family="paragraph" style:parent-style-name="Standard">
      <style:text-properties officeooo:rsid="01ee2a86" officeooo:paragraph-rsid="01ee2a86"/>
    </style:style>
    <style:style style:name="P344" style:family="paragraph" style:parent-style-name="Standard">
      <style:text-properties officeooo:rsid="01efaa8d" officeooo:paragraph-rsid="01efaa8d"/>
    </style:style>
    <style:style style:name="P345" style:family="paragraph" style:parent-style-name="Standard">
      <style:text-properties officeooo:rsid="01f0e6ad" officeooo:paragraph-rsid="01f0e6ad"/>
    </style:style>
    <style:style style:name="P346" style:family="paragraph" style:parent-style-name="Standard">
      <style:text-properties officeooo:rsid="01f0e6ad" officeooo:paragraph-rsid="01f358c4"/>
    </style:style>
    <style:style style:name="P347" style:family="paragraph" style:parent-style-name="Standard">
      <style:text-properties officeooo:rsid="01f50c91" officeooo:paragraph-rsid="01f50c91"/>
    </style:style>
    <style:style style:name="P348" style:family="paragraph" style:parent-style-name="Standard">
      <style:text-properties officeooo:rsid="01f546b8" officeooo:paragraph-rsid="01f546b8"/>
    </style:style>
    <style:style style:name="P349" style:family="paragraph" style:parent-style-name="Standard">
      <style:text-properties officeooo:rsid="01f5949f" officeooo:paragraph-rsid="01f5949f"/>
    </style:style>
    <style:style style:name="P350" style:family="paragraph" style:parent-style-name="Standard">
      <style:text-properties officeooo:rsid="01f78a44" officeooo:paragraph-rsid="01fa3dc5"/>
    </style:style>
    <style:style style:name="P351" style:family="paragraph" style:parent-style-name="Standard">
      <style:text-properties officeooo:rsid="01f78a44" officeooo:paragraph-rsid="01fce48b"/>
    </style:style>
    <style:style style:name="P352" style:family="paragraph" style:parent-style-name="Standard">
      <style:text-properties officeooo:rsid="01ff03cb" officeooo:paragraph-rsid="01ff03cb"/>
    </style:style>
    <style:style style:name="P353" style:family="paragraph" style:parent-style-name="Standard">
      <style:text-properties officeooo:rsid="01ff36ca" officeooo:paragraph-rsid="01ff36ca"/>
    </style:style>
    <style:style style:name="P354" style:family="paragraph" style:parent-style-name="Standard">
      <style:text-properties officeooo:rsid="0200f92a" officeooo:paragraph-rsid="0200f92a"/>
    </style:style>
    <style:style style:name="P355" style:family="paragraph" style:parent-style-name="Standard">
      <style:text-properties officeooo:rsid="020281b3" officeooo:paragraph-rsid="020281b3"/>
    </style:style>
    <style:style style:name="P356" style:family="paragraph" style:parent-style-name="Standard">
      <style:text-properties officeooo:rsid="02062802" officeooo:paragraph-rsid="02062802"/>
    </style:style>
    <style:style style:name="P357" style:family="paragraph" style:parent-style-name="Standard">
      <style:text-properties officeooo:rsid="02079e9e" officeooo:paragraph-rsid="02079e9e"/>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2a75e"/>
    </style:style>
    <style:style style:name="T271" style:family="text">
      <style:text-properties officeooo:rsid="01a3c007"/>
    </style:style>
    <style:style style:name="T272" style:family="text">
      <style:text-properties officeooo:rsid="01a68710"/>
    </style:style>
    <style:style style:name="T273" style:family="text">
      <style:text-properties officeooo:rsid="01a72881"/>
    </style:style>
    <style:style style:name="T274" style:family="text">
      <style:text-properties officeooo:rsid="01a75e7e"/>
    </style:style>
    <style:style style:name="T275" style:family="text">
      <style:text-properties officeooo:rsid="01a85143"/>
    </style:style>
    <style:style style:name="T276" style:family="text">
      <style:text-properties officeooo:rsid="01a9ce23"/>
    </style:style>
    <style:style style:name="T277" style:family="text">
      <style:text-properties officeooo:rsid="01ab8a54"/>
    </style:style>
    <style:style style:name="T278" style:family="text">
      <style:text-properties officeooo:rsid="01ad2ab1"/>
    </style:style>
    <style:style style:name="T279" style:family="text">
      <style:text-properties officeooo:rsid="01b2f732"/>
    </style:style>
    <style:style style:name="T280" style:family="text">
      <style:text-properties officeooo:rsid="01b35737"/>
    </style:style>
    <style:style style:name="T281" style:family="text">
      <style:text-properties officeooo:rsid="01b60e64"/>
    </style:style>
    <style:style style:name="T282" style:family="text">
      <style:text-properties officeooo:rsid="01b67500"/>
    </style:style>
    <style:style style:name="T283" style:family="text">
      <style:text-properties officeooo:rsid="01ba460f"/>
    </style:style>
    <style:style style:name="T284" style:family="text">
      <style:text-properties officeooo:rsid="01babad3"/>
    </style:style>
    <style:style style:name="T285" style:family="text">
      <style:text-properties officeooo:rsid="01bbdd8f"/>
    </style:style>
    <style:style style:name="T286" style:family="text">
      <style:text-properties officeooo:rsid="01bc57b0"/>
    </style:style>
    <style:style style:name="T287" style:family="text">
      <style:text-properties officeooo:rsid="01bea123"/>
    </style:style>
    <style:style style:name="T288" style:family="text">
      <style:text-properties officeooo:rsid="01c04429"/>
    </style:style>
    <style:style style:name="T289" style:family="text">
      <style:text-properties officeooo:rsid="01c18778"/>
    </style:style>
    <style:style style:name="T290" style:family="text">
      <style:text-properties officeooo:rsid="01c22372"/>
    </style:style>
    <style:style style:name="T291" style:family="text">
      <style:text-properties officeooo:rsid="01c8acd2"/>
    </style:style>
    <style:style style:name="T292" style:family="text">
      <style:text-properties officeooo:rsid="01d85bc9"/>
    </style:style>
    <style:style style:name="T293" style:family="text">
      <style:text-properties officeooo:rsid="01d89762"/>
    </style:style>
    <style:style style:name="T294" style:family="text">
      <style:text-properties officeooo:rsid="01d9ea9e"/>
    </style:style>
    <style:style style:name="T295" style:family="text">
      <style:text-properties officeooo:rsid="01dc80d3"/>
    </style:style>
    <style:style style:name="T296" style:family="text">
      <style:text-properties officeooo:rsid="01e0b56d"/>
    </style:style>
    <style:style style:name="T297" style:family="text">
      <style:text-properties officeooo:rsid="01e1b1da"/>
    </style:style>
    <style:style style:name="T298" style:family="text">
      <style:text-properties officeooo:rsid="01e26c62"/>
    </style:style>
    <style:style style:name="T299" style:family="text">
      <style:text-properties officeooo:rsid="01e2d764"/>
    </style:style>
    <style:style style:name="T300" style:family="text">
      <style:text-properties officeooo:rsid="01e46918"/>
    </style:style>
    <style:style style:name="T301" style:family="text">
      <style:text-properties officeooo:rsid="01e91d64"/>
    </style:style>
    <style:style style:name="T302" style:family="text">
      <style:text-properties officeooo:rsid="01ec656c"/>
    </style:style>
    <style:style style:name="T303" style:family="text">
      <style:text-properties officeooo:rsid="01efaa8d"/>
    </style:style>
    <style:style style:name="T304" style:family="text">
      <style:text-properties officeooo:rsid="01f0e6ad"/>
    </style:style>
    <style:style style:name="T305" style:family="text">
      <style:text-properties officeooo:rsid="01f2987d"/>
    </style:style>
    <style:style style:name="T306" style:family="text">
      <style:text-properties officeooo:rsid="01f358c4"/>
    </style:style>
    <style:style style:name="T307" style:family="text">
      <style:text-properties officeooo:rsid="01f546b8"/>
    </style:style>
    <style:style style:name="T308" style:family="text">
      <style:text-properties officeooo:rsid="01f8f674"/>
    </style:style>
    <style:style style:name="T309" style:family="text">
      <style:text-properties officeooo:rsid="01fa3dc5"/>
    </style:style>
    <style:style style:name="T310" style:family="text">
      <style:text-properties officeooo:rsid="01fce48b"/>
    </style:style>
    <style:style style:name="T311" style:family="text">
      <style:text-properties officeooo:rsid="0200f92a"/>
    </style:style>
    <style:style style:name="T312" style:family="text">
      <style:text-properties officeooo:rsid="0203828f"/>
    </style:style>
    <style:style style:name="T313" style:family="text">
      <style:text-properties officeooo:rsid="0204d059"/>
    </style:style>
    <style:style style:name="T314" style:family="text">
      <style:text-properties officeooo:rsid="02079e9e"/>
    </style:style>
    <style:style style:name="T315" style:family="text">
      <style:text-properties officeooo:rsid="0209f0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n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6">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9">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2">nothingness</text:span> within combined into a singular emotion. As a man might look into the darkened abyss of a fathomless ocean, and consider both the existential dread of its <text:span text:style-name="T272">vast</text:span> expanse and yet be <text:span text:style-name="T272">intrigued</text:span> by the secrets of its dread depth, so to did Thella stare at the opening. </text:p>
      <text:p text:style-name="P309"/>
      <text:p text:style-name="P309">Before her, <text:span text:style-name="T272">conscious of it</text:span> or not, was the door to a great unknown. The ability and will for her to walk towards it, and then inside it, only spoke to her conviction and her desire to, for one moment in her <text:span text:style-name="T272">suddenly and inescapably</text:span> bleak life, determine her own destiny, free from Quentin, and the clutches of her horrible disease. And so, walk inside she did.</text:p>
      <text:p text:style-name="P309"/>
      <text:p text:style-name="P309">The other three were right behind her and also felt the <text:span text:style-name="T273">disturbing</text:span> power of the place. Yet so driven was Quentin by his love and pact made <text:span text:style-name="T273">for Thella's sake</text:span>, that his <text:span text:style-name="T273">old</text:span> feet never slowed. He <text:span text:style-name="T274">disappeared</text:span> right after her, calling her name.</text:p>
      <text:p text:style-name="P309"/>
      <text:p text:style-name="P309">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5">remnant</text:span> of the <text:span text:style-name="T275">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9"/>
      <text:p text:style-name="P309"/>
      <text:p text:style-name="P309"/>
      <text:p text:style-name="P311">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1"/>
      <text:p text:style-name="P311">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1"/>
      <text:p text:style-name="P311">“Odilon?” He yelled into the mist.</text:p>
      <text:p text:style-name="P311"/>
      <text:p text:style-name="P311">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1"/>
      <text:p text:style-name="P312">His hand <text:span text:style-name="T278">slowly</text:span> went to his chest. It was a sudden and gnawing emptiness which hit like a physical blow. <text:span text:style-name="T277">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2"/>
      <text:p text:style-name="P317">He looked straight ahead, arms by his side, staring into the white nothing and remained like that for an indeterminate amount of time. </text:p>
      <text:p text:style-name="P310"/>
      <text:p text:style-name="P310"/>
      <text:p text:style-name="P310"/>
      <text:p text:style-name="P313">Odilon himself also was slowly <text:span text:style-name="T281">learning similar things as Tzuras</text:span>. After wandering through the fog for what seemed like hours he had finally come to a stop. </text:p>
      <text:p text:style-name="P313"/>
      <text:p text:style-name="P313">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3"/>
      <text:p text:style-name="P314">He could feel it, always right just out of reach. Always in the middle distance, close enough to be reasonable, obtainable, but never close enough to see. It existed in his mind like a beacon, yet one which consumed rather than emitted, <text:span text:style-name="T279">a distant hole. </text:span></text:p>
      <text:p text:style-name="P314"/>
      <text:p text:style-name="P316">He could feel it drawing on him bit by bit. But, <text:span text:style-name="T282">frustratingly</text:span>, he could not seem to reach it.</text:p>
      <text:p text:style-name="P316"><text:soft-page-break/></text:p>
      <text:p text:style-name="P316">Dull anger began to rise within him. At this point all thoughts of the others had gone from his mind. He was solely focused on the goal in front of him. <text:span text:style-name="T280">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6"/>
      <text:p text:style-name="P316"/>
      <text:p text:style-name="P318">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8"/>
      <text:p text:style-name="P318">Where was Thella? He had to protect her. If he could not protect her, he must find her. That was clear. And it was that clarity that kept him moving, even after his muscles began to tire, and even after his breath started to come slower and slower. </text:p>
      <text:p text:style-name="P318"/>
      <text:p text:style-name="P318">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8"/>
      <text:p text:style-name="P318">His actions would not be dictated by outside forces. He was his own person, and no magical entity, no matter how powerful, would change him. </text:p>
      <text:p text:style-name="P318"/>
      <text:p text:style-name="P319">“Curse you! Damn your fog and your lifeless existence.” He shouted to the emptiness. “I won't relent you hear me? Thella! I'm coming for you!” He cried out. </text:p>
      <text:p text:style-name="P319"/>
      <text:p text:style-name="P325">But the magics of the island did not care for his new found passion. To the exact same degree that he had shouted, he felt a strange cold around that fire in his chest, like a fire suddenly exposed to a powerful wind. It flickered but did not go out.</text:p>
      <text:p text:style-name="P319"/>
      <text:p text:style-name="P325">For he too was stubborn, and now conscious of the effect, would not relent. </text:p>
      <text:p text:style-name="P319"/>
      <text:p text:style-name="P325">“Thella! Where are you?” he called. The sudden loss hit him again.</text:p>
      <text:p text:style-name="P319"/>
      <text:p text:style-name="P326">“Damn you!” He screamed at the loss. He would not accept this! </text:p>
      <text:p text:style-name="P318"/>
      <text:p text:style-name="P320">The fire responded again, struggling against the constant attrition of the fog and emptiness around him.</text:p>
      <text:p text:style-name="P320"/>
      <text:p text:style-name="P320">“What are you?!” He yelled, book springing open, flames leaping to his hand. The light from the flames flickered and danced, falling short into the endless mist. The emptiness lapped greedily at the fire.</text:p>
      <text:p text:style-name="P320"/>
      <text:p text:style-name="P320">Quentin saw this and planted his feet, drawing deep within. </text:p>
      <text:p text:style-name="P320"/>
      <text:p text:style-name="P320">“You won't take me!” <text:span text:style-name="T283">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1"><text:soft-page-break/>The loss was palpable feeling at this point. Even his magic seemed to be affected!</text:p>
      <text:p text:style-name="P314"/>
      <text:p text:style-name="P327">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5"/>
      <text:p text:style-name="P327">He chuckled now. “Do you want to eat this fire of mine? Are you so sure you can?”</text:p>
      <text:p text:style-name="P315"/>
      <text:p text:style-name="P327">The sigils now glowed, searing with white light. He extended his hand outwards, trembling with both power and exertion. </text:p>
      <text:p text:style-name="P315"/>
      <text:p text:style-name="P315">“<text:span text:style-name="T284">Let your sick appetite be sated on this!” The words stretched upwards, out of the page, being drawn out by his skill. The magic instructions combined with the power he had drawn from himself, and with the two together, gave form to blinding fire. </text:span></text:p>
      <text:p text:style-name="P315"/>
      <text:p text:style-name="P322">His book now floated before him, his town hands cradling a ball of burning whitness which grew and formed between his fingers. </text:p>
      <text:p text:style-name="P322"/>
      <text:p text:style-name="P322">Victory ran in a toothed grin over his face. “Ill light the whole damn island if I have to!” He yelled. Throwing both his hands high.</text:p>
      <text:p text:style-name="P322"/>
      <text:p text:style-name="P322">The ball of fire streaked upward then detonated with a frightening force. </text:p>
      <text:p text:style-name="P322"/>
      <text:p text:style-name="P322">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2"/>
      <text:p text:style-name="P322">Or so it seemed. </text:p>
      <text:p text:style-name="P322"/>
      <text:p text:style-name="P322">For as the ball of light and flame continued to expand, the smallest edges of it were eaten away. And as it widened even more, it lessened. The further it went, the greater the effect, until finally, the fog <text:span text:style-name="T287">stubbornly</text:span> remained. The fire continued, burning bands through it, though slower, with less energy.</text:p>
      <text:p text:style-name="P322"/>
      <text:p text:style-name="P322">Finally, the white flame dimmed to red and then orange, then in places started to falter. </text:p>
      <text:p text:style-name="P322"/>
      <text:p text:style-name="P322">From the ground at the edges of the fog, silently crept... nothing. It pooled <text:span text:style-name="T290">underneath</text:span> the sheltering mist, and slithered along the ground. Beyond the range of the fast <text:span text:style-name="T290">depleting</text:span> fire, it gathered, floating in pools and clouds and amorphous shapes. </text:p>
      <text:p text:style-name="P322"/>
      <text:p text:style-name="P322">The once solid flame now shuddered as the <text:span text:style-name="T289">antithetical</text:span> force slipped its way around it. It had burned bright, and pushed away the fog, and it doing so, revealed what the fog had been hiding: nothing.</text:p>
      <text:p text:style-name="P322"/>
      <text:p text:style-name="P322">Excruciatingly slow, yet disturbingly fast for the amount of power he had forced into it, the fire swirled into those clouds of nothing and were completely lost.</text:p>
      <text:p text:style-name="P322"/>
      <text:p text:style-name="P322">The fog eagerly refilled the small area which had been burned away.</text:p>
      <text:p text:style-name="P322"/>
      <text:p text:style-name="P322">And now Quentin's victory slipped from his face. The fire which had burnt inside him and flared upon <text:soft-page-break/>provocation had burnt at the emptiness and had been found lacking. <text:span text:style-name="T285">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2"/>
      <text:p text:style-name="P322">Oh gods… If only we knew… <text:span text:style-name="T288">It was like a candle falling into the ocean...</text:span></text:p>
      <text:p text:style-name="P322"/>
      <text:p text:style-name="P323">What have I done Thella?</text:p>
      <text:p text:style-name="P323"/>
      <text:p text:style-name="P323"><text:span text:style-name="T286">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3"/>
      <text:p text:style-name="P323">And at that point, his body began to fall.</text:p>
      <text:p text:style-name="P323"><text:s/></text:p>
      <text:p text:style-name="P315"><text:s/></text:p>
      <text:p text:style-name="P315"/>
      <text:p text:style-name="P328">Thella entered the mist, but it hadn't been more than a few moments beofre she hesitated. She could no longer hear Quentin's footsteps behind her. </text:p>
      <text:p text:style-name="P328"/>
      <text:p text:style-name="P328">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8"/>
      <text:p text:style-name="P328">“Uncle?” She called out.</text:p>
      <text:p text:style-name="P328"/>
      <text:p text:style-name="P328">Her vision blurred. She lost feeling in her fingers. Pins ran the length of her legs, threatening to fall away as well. She found it hard to breathe. Why had she entered this place, when she had known the danger. </text:p>
      <text:p text:style-name="P328"/>
      <text:p text:style-name="P328">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8"><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9"><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
      <text:p text:style-name="P329"><text:span text:style-name="T102">These memories surged forward, and with each one came additional tears. She didn't know she had so </text:span><text:soft-page-break/><text:span text:style-name="T102">little time. She would have been better. Done more. Been nicer. </text:span></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30"><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1"><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1"><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text:span text:style-name="T295">impermanent</text:span> feel. It was unnatural.</text:p>
      <text:p text:style-name="P123"/>
      <text:p text:style-name="P332"><text:soft-page-break/><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3"><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4"><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5"><text:span text:style-name="T102">He had used the damaged hand. With it outstretched, he could see the white substance where his bone should have been. He stood and stared at it with </text:span><text:span text:style-name="T120">curiosity.</text:span></text:p>
      <text:p text:style-name="P127"/>
      <text:p text:style-name="P335"><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6"><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7"><text:span text:style-name="T122">He stepped into the void. </text:span><text:span text:style-name="T121"><text:s/></text:span><text:span text:style-name="T102"><text:s/></text:span></text:p>
      <text:p text:style-name="P132"/>
      <text:p text:style-name="P132"/>
      <text:p text:style-name="P123"/>
      <text:p text:style-name="P123"/>
      <text:p text:style-name="P123"/>
      <text:p text:style-name="P123"><text:soft-page-break/><text:s/><text:span text:style-name="T292">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incorporal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4">elves drifted,</text:span> burning in the wind, a hot and heavy death. <text:span text:style-name="T293">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it seemed even of a physical body was foreign. He could tell he existed, but that was the extent of it. <text:span text:style-name="T296">It was just him and the void.</text:span></text:p>
      <text:p text:style-name="P138"/>
      <text:p text:style-name="P139">The previous self assurance was draining from him quickly. </text:p>
      <text:p text:style-name="P139"/>
      <text:p text:style-name="P139"><text:soft-page-break/>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301">he could still remember.</text:span></text:p>
      <text:p text:style-name="P139"/>
      <text:p text:style-name="P139">His mind could think of his past: and there it was. His mother and father in the city. There they were beaming with joy as he accepted the summons to join the army. <text:span text:style-name="T297">And again, there was that ceremony which had meant so much to him when he was formally indoctrinated.</text:span></text:p>
      <text:p text:style-name="P139"/>
      <text:p text:style-name="P140">But then why was everything so hard to see <text:span text:style-name="T299">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9">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8">Why was everything adrift?</text:span></text:p>
      <text:p text:style-name="P141"/>
      <text:p text:style-name="P141"><text:span text:style-name="T298">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
      <text:p text:style-name="P338">Now that did feel real. </text:p>
      <text:p text:style-name="P338"><text:soft-page-break/></text:p>
      <text:p text:style-name="P338">He could hear the girl asking him if he was ok. And then yelling something to her uncle. He could see the old man now, and every wrinkle in his body, the gray hair, traveling cloak, and the book he held by his side. He could recall everything. </text:p>
      <text:p text:style-name="P338"/>
      <text:p text:style-name="P338">What did that mean?</text:p>
      <text:p text:style-name="P338"/>
      <text:p text:style-name="P338">But the answer came to him all too quickly, immediately after the other, unbidden. </text:p>
      <text:p text:style-name="P338"/>
      <text:p text:style-name="P338">He was looking at himself. </text:p>
      <text:p text:style-name="P338"/>
      <text:p text:style-name="P338">He saw it all too clearly. </text:p>
      <text:p text:style-name="P338"/>
      <text:p text:style-name="P338">Tzuras had heaped the bodies into a pile, at his own suggestion. But there was one on the top. He had to stop. The world was not making sense. There it was. It was him. He was lying on the pile. Completely dead. </text:p>
      <text:p text:style-name="P338"/>
      <text:p text:style-name="P338">It was impossible. It had to be a trick. There was obviously no way that could happen. It was obviously just the island fooling him, tricking him. It was evil this island, and it could deceive. </text:p>
      <text:p text:style-name="P338"/>
      <text:p text:style-name="P338">But the face was quite clear. And just as he could instinctually identify the blurred faces in his memory, <text:s/></text:p>
      <text:p text:style-name="P338">He knew without a shadow of a doubt that <text:span text:style-name="T301">t</text:span>his one was his. </text:p>
      <text:p text:style-name="P338"/>
      <text:p text:style-name="P338">He threw another body atop of his. </text:p>
      <text:p text:style-name="P338"/>
      <text:p text:style-name="P338">But there was no hiding the truth from himself. </text:p>
      <text:p text:style-name="P338"/>
      <text:p text:style-name="P338">What did that mean? What did that make him? </text:p>
      <text:p text:style-name="P338"/>
      <text:p text:style-name="P338">The implications were also clear: an ugly truth which he could not deny. The memory of him looking down at his arm, the strange substance where bone should have been. He was the false one. He was Odilon, and yet not him. The true Odilon had died, the only memory <text:span text:style-name="T302">of Odilon</text:span> which he could not recall. </text:p>
      <text:p text:style-name="P338"/>
      <text:p text:style-name="P338">He simply remembered setting out to the island and the next waking up on the shore. </text:p>
      <text:p text:style-name="P338"/>
      <text:p text:style-name="P338">His mind shuddered. He was not himself. He was not even human. What was he? Who was he? </text:p>
      <text:p text:style-name="P338"/>
      <text:p text:style-name="P338">And did such questions even make sense in this context? Now, in this world which he had plunged himself into, which solely consisted of himself and nothingness?</text:p>
      <text:p text:style-name="P338"/>
      <text:p text:style-name="P339">The memories which he had gathered around himself seemed cheap and out of focus. He let them slip one by one into the nothingness.</text:p>
      <text:p text:style-name="P338"/>
      <text:p text:style-name="P338">Did it even make sense to think of the two as separate? If he was not Odilon, and just some <text:span text:style-name="T300">facsimile</text:span>, was it not true that there was nothing to him as well? No body, no memories of his own, no hope of escape. </text:p>
      <text:p text:style-name="P338"/>
      <text:p text:style-name="P338">It was not him and the void, it was only one concept, it always had been. Odilon was dead. He was <text:soft-page-break/>nothing. </text:p>
      <text:p text:style-name="P338"/>
      <text:p text:style-name="P338"/>
      <text:p text:style-name="P338"/>
      <text:p text:style-name="P341">Quentin came back to consciousness dangling from an infinitely long silver thread. Below him was nothing in every direction. Above him drew the blazing white line which fastened somewhere imperceptibly onto his body. </text:p>
      <text:p text:style-name="P341"/>
      <text:p text:style-name="P341">And he was in the middle, strung between the two, arrested form the void by but this thin line. He was weary. The magic was gone from him. The flame and indignation that had carried him so far had failed him. Even desperation was gone. </text:p>
      <text:p text:style-name="P341"/>
      <text:p text:style-name="P341">But he was alive for the moment, if in a precarious position. His body felt incredibly fatigued, as if every part of it had been put through the most horrible abuse imaginable.</text:p>
      <text:p text:style-name="P341"/>
      <text:p text:style-name="P342">He groaned weakly, and found himself spinning slowly on the line above him. </text:p>
      <text:p text:style-name="P342"/>
      <text:p text:style-name="P343">Now, at the culmination of this horrible journey, he truly had to admit that he was not only out of his depth, but that his own actions had lead them here. </text:p>
      <text:p text:style-name="P343"/>
      <text:p text:style-name="P343">“Thella!” He cried out into the mist. The crushing depression slammed into him again, leaving him breathless. But more than the eviscerating nothingness which now tore at him, he had to come clean.</text:p>
      <text:p text:style-name="P343"/>
      <text:p text:style-name="P343">And so, spinning, readied his weary body for one last <text:span text:style-name="T303">exertion.</text:span> This time, it was not a flaming attack. He understood now that such a response was worthless. And indeed what he prepared was also perhaps worthless, but he somehow felt he needed to at least say things <text:span text:style-name="T303">out loud</text:span>, to try to set things right. </text:p>
      <text:p text:style-name="P343"/>
      <text:p text:style-name="P343">“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3"/>
      <text:p text:style-name="P344">So he got his one last <text:span text:style-name="T304">cry out, and then the backlash hit him. </text:span></text:p>
      <text:p text:style-name="P344"/>
      <text:p text:style-name="P345">Before it was insideous draining sensation, like an extremely ac<text:span text:style-name="T305">ute</text:span> lethargy. Now, however, he was truly in its domain of mist and nothingness. </text:p>
      <text:p text:style-name="P345"/>
      <text:p text:style-name="P346">He had gritted his teeth, expecting it to hurt. His mouth opened with a confused expression. It didn't hurt after all. Whatever the sensation was, it was the opposite of pain. Not pleasure, but the lack of pain, the lack of feeling, the lack of anything at all, <text:span text:style-name="T306">accelerated and invasive, spreading its numbness throughout his body.</text:span></text:p>
      <text:p text:style-name="P346"/>
      <text:p text:style-name="P346"><text:span text:style-name="T306">Perhaps now he felt what Thella had felt all this time, an inability to sense, only being able to sit in horror, watching it all drift away. </text:span></text:p>
      <text:p text:style-name="P346"/>
      <text:p text:style-name="P347">A great pressure enveloped him, and every second he felt the warmth and essense drain from his body. He could feel it crushing him slowly, like a massive hand from the void below. Before it has been happy to take a passive stance. Now it was actively attacking him, tearing life from him, <text:span text:style-name="T307">memories being dragged away into the darkness below.</text:span></text:p>
      <text:p text:style-name="P348"><text:soft-page-break/>He felt the good times with Thella begin to leave him, and he struggled to bring them back, an arm thrust out into the void, but it was far too late for that, and his strength failed him. His arm went limp, and he spun back and forth on his line. </text:p>
      <text:p text:style-name="P348"/>
      <text:p text:style-name="P349">The times much before that, when he was studying in the university soon left him. They were long gone and the fervor with which he had attacked his studies was foreign to him. </text:p>
      <text:p text:style-name="P349"/>
      <text:p text:style-name="P349">Next it was his time as a map maker. Had he nursed some hatred for his failure as an academician? If so he tried to bury it in his work. The memories, though, the good and the bad, left him. </text:p>
      <text:p text:style-name="P349"/>
      <text:p text:style-name="P350">But now came to the most potent memories. <text:span text:style-name="T308">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50"/>
      <text:p text:style-name="P350"><text:span text:style-name="T309">It was a portentous day, one that would run through his head many, many times. </text:span></text:p>
      <text:p text:style-name="P350"/>
      <text:p text:style-name="P350"><text:span text:style-name="T309">His brother had been despondent. Akela had been more and more distant, conversing with the scattered bretheren who still lived in the city. Word arose that they were preparing some sort of pilgrimage to commemorate The Fall.</text:span></text:p>
      <text:p text:style-name="P350"/>
      <text:p text:style-name="P350"><text:span text:style-name="T309">Then, a particularly strong breeze blew, and Quentin knew that someone had arrived behind him. </text:span></text:p>
      <text:p text:style-name="P350"/>
      <text:p text:style-name="P351"><text:span text:style-name="T309">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span></text:p>
      <text:p text:style-name="P351"/>
      <text:p text:style-name="P351"><text:span text:style-name="T309">“Folmar? Its a fine night. The harvest is coming to an end and it should be festival time. You should take Thella and Akela to see the parade.”</text:span></text:p>
      <text:p text:style-name="P351"/>
      <text:p text:style-name="P351"><text:span text:style-name="T310">A troubled smile broke on the younger man's lips. </text:span></text:p>
      <text:p text:style-name="P351"/>
      <text:p text:style-name="P351"><text:span text:style-name="T310">“I'm afraid I won't be able to do that. See, something has come up.” <text:s/></text:span></text:p>
      <text:p text:style-name="P345"/>
      <text:p text:style-name="P352">Quentin turned, the other man silluetted by candle light from behind him. Quentin could not make him out completely.</text:p>
      <text:p text:style-name="P352"/>
      <text:p text:style-name="P352">And now the dialog likley departed from what was truly said. The conversation turned into a monologue and Quentin stared at his brother, unable to speak.</text:p>
      <text:p text:style-name="P352"/>
      <text:p text:style-name="P352">“I feel Akela's pain every day. Being together with her is but a slight reprieve. They are talking of a great journey out into the desert, to see what has become of things. And to give respects to Ishira in Ankhsomar.”</text:p>
      <text:p text:style-name="P352"/>
      <text:p text:style-name="P352">Quentin felt himself spiraling around. The floor had come undone and was drifting away from both of them. The candlelight stayed behind his brother as he continued. </text:p>
      <text:p text:style-name="P352"/>
      <text:p text:style-name="P352"><text:soft-page-break/>“There is no other way in my mind that this can be done. I am going with her… But Thella cannot go with us.”</text:p>
      <text:p text:style-name="P352"/>
      <text:p text:style-name="P352">And had he been carrying the child all this time? For it was in his hands now.</text:p>
      <text:p text:style-name="P352"/>
      <text:p text:style-name="P352">Quentin stared dumbly and with lack of comprehension at the small baby being thrust into his arms. </text:p>
      <text:p text:style-name="P352"/>
      <text:p text:style-name="P352">“We must leave tonight. You remember I talked with you about this possibility: <text:span text:style-name="T315">the oath you swore at our wedding and again at her birth? I know you think little of ancient rituals, but y</text:span>ou said you could look after her for a few months. We should be back ere the new year.”</text:p>
      <text:p text:style-name="P352"/>
      <text:p text:style-name="P353">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3"/>
      <text:p text:style-name="P353">“Don't do this!” he had said. “I'm not prone to these things, but I have a terrible feeling about this. Do not leave Folmar!”</text:p>
      <text:p text:style-name="P353"/>
      <text:p text:style-name="P353">“And would I forsake my vows to my wife? She asked, me, begged me, pleaded with me to help her people. But she needn't have. I would have done it all the same without. I see what the merchants are doing to those that are left; it is a great glut of coins. And <text:span text:style-name="T312">it is</text:span> not <text:span text:style-name="T312">that they are </text:span>too nearsighted to see its end, it<text:span text:style-name="T312">'</text:span>s that they simply do not care. The elves must leave now or be destroyed, <text:span text:style-name="T313">crushed slowly, slowly underfoot.</text:span>”</text:p>
      <text:p text:style-name="P353"/>
      <text:p text:style-name="P353">“<text:span text:style-name="T311">How...</text:span>” <text:span text:style-name="T311">Quentin stared, meaning to say “… how could we let this?”, but instead it came out “how could you do this to me?”</text:span></text:p>
      <text:p text:style-name="P353"/>
      <text:p text:style-name="P354">And he saw the sadness and hurt in his brothers eyes even as the words left his mouth. And he knew it was wrong, and he hated himself now, looking back from the safety of tens of years, but yet he said them all the same, as he had done that night. </text:p>
      <text:p text:style-name="P354"/>
      <text:p text:style-name="P355">His brother had not replied in words. He had simply raised his head upwards towards the moon, and slipped into the night. </text:p>
      <text:p text:style-name="P355"/>
      <text:p text:style-name="P356">And that was the memory that struggled the longest. That was the one which gripped the most on Quentin's mind, for it was his first true recollection of Thella and the last of his brother. <text:span text:style-name="T314">But the force which opposed him was implacable. It was not a question of whether or not the memory would be drawn from him, it was a question of how long it would take. </text:span></text:p>
      <text:p text:style-name="P356"/>
      <text:p text:style-name="P357">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7"/>
      <text:p text:style-name="P357">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forget. And with that memory, though, the last of Quentin's memories left his body, and he became nothing. <text:s/></text:span></text:p>
      <text:p text:style-name="P338"><text:soft-page-break/></text:p>
      <text:p text:style-name="P308">&lt;<text:span text:style-name="T302">DONE </text:span>Odilon hallicuniates himself falling apart&gt;</text:p>
      <text:p text:style-name="P308"/>
      <text:p text:style-name="P308">&lt;Thella sees <text:span text:style-name="T291">herself</text:span> being abandoned by her parents and Quentin, loosing all feeling&gt;</text:p>
      <text:p text:style-name="P308"/>
      <text:p text:style-name="P308">&lt;Quentin looses himself and his mind, <text:span text:style-name="T270">the memories are too painful so he chooses to forget them</text:span>&gt;</text:p>
      <text:p text:style-name="P308"/>
      <text:p text:style-name="P308">&lt;<text:span text:style-name="T271">Tzuras sees the fires of the Fall, and the resulting desert</text:span>&gt;</text:p>
      <text:p text:style-name="P305"/>
      <text:p text:style-name="P324">&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28T00:15:55.821000000</dc:date>
    <meta:editing-duration>P2DT1H9M28S</meta:editing-duration>
    <meta:editing-cycles>480</meta:editing-cycles>
    <meta:generator>LibreOffice/5.0.5.2$Windows_X86_64 LibreOffice_project/55b006a02d247b5f7215fc6ea0fde844b30035b3</meta:generator>
    <meta:document-statistic meta:table-count="0" meta:image-count="0" meta:object-count="0" meta:page-count="76" meta:paragraph-count="1276" meta:word-count="33546" meta:character-count="182398" meta:non-whitespace-character-count="149522"/>
  </office:meta>
</office:document-meta>
</file>